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.006264A-12.6925B</text:p>
          </table:table-cell>
          <table:table-cell table:number-columns-repeated="5"/>
          <table:table-cell>
            <draw:frame table:end-cell-address="Sheet1.J13" table:end-x="39.29pt" table:end-y="14.23pt" draw:z-index="0" draw:name="Chart 1" draw:style-name="gr1" draw:text-style-name="P1" svg:width="279.72pt" svg:height="173.23pt" svg:x="0pt" svg:y="14.26pt">
              <draw:object draw:notify-on-update-of-ranges="Sheet1.C4:Sheet1.C13 Sheet1.D2:Sheet1.D3 Sheet1.D4:Sheet1.D13 Sheet1.E2:Sheet1.E3 Sheet1.E4:Sheet1.E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Time(Second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6.4285" calcext:value-type="float">
            <text:p>-6.4285</text:p>
          </table:table-cell>
          <table:table-cell table:style-name="ce1" office:value-type="float" office:value="0.602" calcext:value-type="float">
            <text:p>0.60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-0.1645" calcext:value-type="float">
            <text:p>-0.164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.0995" calcext:value-type="float">
            <text:p>6.09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12.3635" calcext:value-type="float">
            <text:p>12.363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8.6275" calcext:value-type="float">
            <text:p>18.6275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24.8915" calcext:value-type="float">
            <text:p>24.8915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31.1555" calcext:value-type="float">
            <text:p>31.1555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37.4195" calcext:value-type="float">
            <text:p>37.4195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43.6835" calcext:value-type="float">
            <text:p>43.683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49.9475" calcext:value-type="float">
            <text:p>49.947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.0000028A+.0392B</text:p>
          </table:table-cell>
          <table:table-cell table:number-columns-repeated="5"/>
          <table:table-cell>
            <draw:frame table:end-cell-address="Sheet1.J28" table:end-x="39.29pt" table:end-y="14.26pt" draw:z-index="1" draw:name="Chart 2" draw:style-name="gr1" draw:text-style-name="P1" svg:width="279.72pt" svg:height="173.23pt" svg:x="0pt" svg:y="14.26pt">
              <draw:object draw:notify-on-update-of-ranges="Sheet1.C19:Sheet1.C28 Sheet1.D17:Sheet1.D18 Sheet1.D19:Sheet1.D28 Sheet1.E17:Sheet1.E18 Sheet1.E19:Sheet1.E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Efficient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Time(Second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table:style-name="ce1" office:value-type="float" office:value="0.042" calcext:value-type="float">
            <text:p>0.04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448" calcext:value-type="float">
            <text:p>0.0448</text:p>
          </table:table-cell>
          <table:table-cell table:style-name="ce1" office:value-type="float" office:value="0.046" calcext:value-type="float">
            <text:p>0.04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476" calcext:value-type="float">
            <text:p>0.0476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504" calcext:value-type="float">
            <text:p>0.0504</text:p>
          </table:table-cell>
          <table:table-cell table:style-name="ce1" office:value-type="float" office:value="0.051" calcext:value-type="float">
            <text:p>0.05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0532" calcext:value-type="float">
            <text:p>0.0532</text:p>
          </table:table-cell>
          <table:table-cell table:style-name="ce1" office:value-type="float" office:value="0.053" calcext:value-type="float">
            <text:p>0.05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.056" calcext:value-type="float">
            <text:p>0.056</text:p>
          </table:table-cell>
          <table:table-cell table:style-name="ce1" office:value-type="float" office:value="0.054" calcext:value-type="float">
            <text:p>0.05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.0588" calcext:value-type="float">
            <text:p>0.0588</text:p>
          </table:table-cell>
          <table:table-cell table:style-name="ce1" office:value-type="float" office:value="0.055" calcext:value-type="float">
            <text:p>0.05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.0616" calcext:value-type="float">
            <text:p>0.0616</text:p>
          </table:table-cell>
          <table:table-cell table:style-name="ce1" office:value-type="float" office:value="0.056" calcext:value-type="float">
            <text:p>0.056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.0644" calcext:value-type="float">
            <text:p>0.0644</text:p>
          </table:table-cell>
          <table:table-cell table:style-name="ce1" office:value-type="float" office:value="0.069" calcext:value-type="float">
            <text:p>0.06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672" calcext:value-type="float">
            <text:p>0.0672</text:p>
          </table:table-cell>
          <table:table-cell table:style-name="ce1" office:value-type="float" office:value="0.071" calcext:value-type="float">
            <text:p>0.071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1" office:value-type="string" calcext:value-type="string">
            <text:p>.000036A-.04667B</text:p>
          </table:table-cell>
          <table:table-cell table:number-columns-repeated="5"/>
          <table:table-cell>
            <draw:frame table:end-cell-address="Sheet1.J47" table:end-x="39.29pt" table:end-y="14.23pt" draw:z-index="2" draw:name="Chart 3" draw:style-name="gr1" draw:text-style-name="P1" svg:width="279.72pt" svg:height="173.23pt" svg:x="0pt" svg:y="14.26pt">
              <draw:object draw:notify-on-update-of-ranges="Sheet1.C38:Sheet1.C47 Sheet1.D36:Sheet1.D37 Sheet1.D38:Sheet1.D47 Sheet1.E36:Sheet1.E37 Sheet1.E38:Sheet1.E4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inked List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Time(Seconds)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-0.01067" calcext:value-type="float">
            <text:p>-0.01067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02533" calcext:value-type="float">
            <text:p>0.02533</text:p>
          </table:table-cell>
          <table:table-cell table:style-name="ce1" office:value-type="float" office:value="0.041" calcext:value-type="float">
            <text:p>0.041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.06133" calcext:value-type="float">
            <text:p>0.06133</text:p>
          </table:table-cell>
          <table:table-cell table:style-name="ce1" office:value-type="float" office:value="0.054" calcext:value-type="float">
            <text:p>0.05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office:value-type="float" office:value="0.09733" calcext:value-type="float">
            <text:p>0.09733</text:p>
          </table:table-cell>
          <table:table-cell table:style-name="ce1" office:value-type="float" office:value="0.069" calcext:value-type="float">
            <text:p>0.069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13333" calcext:value-type="float">
            <text:p>0.13333</text:p>
          </table:table-cell>
          <table:table-cell table:style-name="ce1" office:value-type="float" office:value="0.102" calcext:value-type="float">
            <text:p>0.102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.16933" calcext:value-type="float">
            <text:p>0.16933</text:p>
          </table:table-cell>
          <table:table-cell table:style-name="ce1" office:value-type="float" office:value="0.134" calcext:value-type="float">
            <text:p>0.134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0.20533" calcext:value-type="float">
            <text:p>0.20533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0.24133" calcext:value-type="float">
            <text:p>0.24133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0.27733" calcext:value-type="float">
            <text:p>0.27733</text:p>
          </table:table-cell>
          <table:table-cell table:style-name="ce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31333" calcext:value-type="float">
            <text:p>0.31333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>
            <text:p>1508.5A - 175000B</text:p>
          </table:table-cell>
          <table:table-cell table:number-columns-repeated="5"/>
          <table:table-cell>
            <draw:frame table:end-cell-address="Sheet1.J61" table:end-x="39.29pt" table:end-y="14.23pt" draw:z-index="3" draw:name="Chart 4" draw:style-name="gr1" draw:text-style-name="P1" svg:width="279.72pt" svg:height="158.97pt" svg:x="0pt" svg:y="12.76pt">
              <draw:object draw:notify-on-update-of-ranges="Sheet1.C53:Sheet1.C57 Sheet1.D52:Sheet1.D52 Sheet1.D53:Sheet1.D57 Sheet1.E52:Sheet1.E52 Sheet1.E53:Sheet1.E57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Simple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Operation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24150" calcext:value-type="float">
            <text:p>-24150</text:p>
          </table:table-cell>
          <table:table-cell table:style-name="ce1" office:value-type="float" office:value="25850" calcext:value-type="float">
            <text:p>2585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26700" calcext:value-type="float">
            <text:p>126700</text:p>
          </table:table-cell>
          <table:table-cell table:style-name="ce1" office:value-type="float" office:value="101700" calcext:value-type="float">
            <text:p>1017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77550" calcext:value-type="float">
            <text:p>277550</text:p>
          </table:table-cell>
          <table:table-cell table:style-name="ce1" office:value-type="float" office:value="227550" calcext:value-type="float">
            <text:p>22755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28400" calcext:value-type="float">
            <text:p>428400</text:p>
          </table:table-cell>
          <table:table-cell table:style-name="ce1" office:value-type="float" office:value="403400" calcext:value-type="float">
            <text:p>4034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79250" calcext:value-type="float">
            <text:p>579250</text:p>
          </table:table-cell>
          <table:table-cell table:style-name="ce1" office:value-type="float" office:value="629250" calcext:value-type="float">
            <text:p>629250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7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>
            <text:p>9.145A + 413.5B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fficient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Operations</text:p>
          </table:table-cell>
          <table:table-cell/>
          <table:table-cell>
            <draw:frame table:end-cell-address="Sheet1.J81" table:end-x="39.29pt" table:end-y="1.45pt" draw:z-index="4" draw:name="Chart 5" draw:style-name="gr1" draw:text-style-name="P1" svg:width="279.72pt" svg:height="158.97pt" svg:x="0pt" svg:y="0pt">
              <draw:object draw:notify-on-update-of-ranges="Sheet1.C72:Sheet1.C76 Sheet1.D71:Sheet1.D71 Sheet1.D72:Sheet1.D76 Sheet1.E71:Sheet1.E71 Sheet1.E72:Sheet1.E7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28" calcext:value-type="float">
            <text:p>1328</text:p>
          </table:table-cell>
          <table:table-cell table:style-name="ce1" office:value-type="float" office:value="1070" calcext:value-type="float">
            <text:p>107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242.5" calcext:value-type="float">
            <text:p>2242.5</text:p>
          </table:table-cell>
          <table:table-cell table:style-name="ce1" office:value-type="float" office:value="2115" calcext:value-type="float">
            <text:p>2115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157" calcext:value-type="float">
            <text:p>3157</text:p>
          </table:table-cell>
          <table:table-cell table:style-name="ce1" office:value-type="float" office:value="3800" calcext:value-type="float">
            <text:p>38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71.5" calcext:value-type="float">
            <text:p>4071.5</text:p>
          </table:table-cell>
          <table:table-cell table:style-name="ce1" office:value-type="float" office:value="4200" calcext:value-type="float">
            <text:p>42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986" calcext:value-type="float">
            <text:p>4986</text:p>
          </table:table-cell>
          <table:table-cell table:style-name="ce1" office:value-type="float" office:value="4600" calcext:value-type="float">
            <text:p>4600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 calcext:value-type="string">
            <text:p>154404A - 23380000B</text:p>
          </table:table-cell>
          <table:table-cell table:number-columns-repeated="5"/>
          <table:table-cell>
            <draw:frame table:end-cell-address="Sheet1.J92" table:end-x="39.29pt" table:end-y="14.97pt" draw:z-index="5" draw:name="Chart 6" draw:style-name="gr1" draw:text-style-name="P1" svg:width="279.72pt" svg:height="158.97pt" svg:x="0pt" svg:y="13.49pt">
              <draw:object draw:notify-on-update-of-ranges="Sheet1.C84:Sheet1.C88 Sheet1.D83:Sheet1.D83 Sheet1.D84:Sheet1.D88 Sheet1.E83:Sheet1.E83 Sheet1.E84:Sheet1.E8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Linked List</text:p>
          </table:table-cell>
          <table:table-cell table:style-name="ce1" office:value-type="string" calcext:value-type="string">
            <text:p>N^0</text:p>
          </table:table-cell>
          <table:table-cell table:style-name="ce1" office:value-type="string" calcext:value-type="string">
            <text:p>N^1</text:p>
          </table:table-cell>
          <table:table-cell table:style-name="ce1" office:value-type="string" calcext:value-type="string">
            <text:p>fit</text:p>
          </table:table-cell>
          <table:table-cell table:style-name="ce1" office:value-type="string" calcext:value-type="string">
            <text:p>Operations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-7939600" calcext:value-type="float">
            <text:p>-7939600</text:p>
          </table:table-cell>
          <table:table-cell table:style-name="ce1" office:value-type="float" office:value="540350" calcext:value-type="float">
            <text:p>54035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7500800" calcext:value-type="float">
            <text:p>7500800</text:p>
          </table:table-cell>
          <table:table-cell table:style-name="ce1" office:value-type="float" office:value="4160700" calcext:value-type="float">
            <text:p>41607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2941200" calcext:value-type="float">
            <text:p>22941200</text:p>
          </table:table-cell>
          <table:table-cell table:style-name="ce1" office:value-type="float" office:value="13861050" calcext:value-type="float">
            <text:p>1386105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38381600" calcext:value-type="float">
            <text:p>38381600</text:p>
          </table:table-cell>
          <table:table-cell table:style-name="ce1" office:value-type="float" office:value="32641400" calcext:value-type="float">
            <text:p>32641400</text:p>
          </table:table-cell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3822000" calcext:value-type="float">
            <text:p>53822000</text:p>
          </table:table-cell>
          <table:table-cell table:style-name="ce1" office:value-type="float" office:value="63501750" calcext:value-type="float">
            <text:p>63501750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6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9.869cm" svg:height="6.112cm" xlink:href=".." xlink:type="simple" chart:class="chart:line" chart:style-name="ch1">
        <chart:legend chart:legend-position="end" svg:x="6.091cm" svg:y="2.508cm" style:legend-expansion="high" chart:style-name="ch2"/>
        <chart:plot-area chart:style-name="ch3" table:cell-range-address="Sheet1.C2:Sheet1.E13" chart:data-source-has-labels="both" svg:x="0.197cm" svg:y="0.122cm" svg:width="5.697cm" svg:height="4.838cm">
          <chartooo:coordinate-region svg:x="0.774cm" svg:y="0.122cm" svg:width="4.889cm" svg:height="4.172cm"/>
          <chart:axis chart:dimension="x" chart:name="primary-x" chart:style-name="ch4" chartooo:axis-type="text">
            <chart:title svg:x="2.69cm" svg:y="5.083cm" chart:style-name="ch5">
              <text:p>N^1</text:p>
            </chart:title>
            <chart:categories table:cell-range-address="Sheet1.C4:Sheet1.C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4:Sheet1.D13" chart:label-cell-address="Sheet1.D2:Sheet1.D3" chart:class="chart:line">
            <chart:data-point chart:repeated="10"/>
          </chart:series>
          <chart:series chart:style-name="ch9" chart:values-cell-range-address="Sheet1.E4:Sheet1.E13" chart:label-cell-address="Sheet1.E2:Sheet1.E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text:list>
                  <text:list-item>
                    <text:p/>
                  </text:list-item>
                  <text:list-item>
                    <text:p>fit</text:p>
                  </text:list-item>
                </text:list>
                <draw:g>
                  <svg:desc>Sheet1.D2:Sheet1.D3</svg:desc>
                </draw:g>
              </table:table-cell>
              <table:table-cell office:value-type="string">
                <text:p>Time(Seconds)</text:p>
                <text:list>
                  <text:list-item>
                    <text:p/>
                  </text:list-item>
                  <text:list-item>
                    <text:p>Time(Seconds)</text:p>
                  </text:list-item>
                </text:list>
                <draw:g>
                  <svg:desc>Sheet1.E2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4:Sheet1.C13</svg:desc>
                </draw:g>
              </table:table-cell>
              <table:table-cell office:value-type="float" office:value="-6.4285">
                <text:p>-6.4285</text:p>
                <draw:g>
                  <svg:desc>Sheet1.D4:Sheet1.D13</svg:desc>
                </draw:g>
              </table:table-cell>
              <table:table-cell office:value-type="float" office:value="0.602">
                <text:p>0.602</text:p>
                <draw:g>
                  <svg:desc>Sheet1.E4:Sheet1.E13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1645">
                <text:p>-0.16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.0995">
                <text:p>6.0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2.3635">
                <text:p>12.36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.6275">
                <text:p>18.62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4.8915">
                <text:p>24.89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.1555">
                <text:p>31.155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7.4195">
                <text:p>37.41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3.6835">
                <text:p>43.68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9.9475">
                <text:p>49.9475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869cm" svg:height="6.112cm" xlink:href=".." xlink:type="simple" chart:class="chart:line" chart:style-name="ch1">
        <chart:legend chart:legend-position="end" svg:x="6.091cm" svg:y="2.508cm" style:legend-expansion="high" chart:style-name="ch2"/>
        <chart:plot-area chart:style-name="ch3" table:cell-range-address="Sheet1.C17:Sheet1.E28" chart:data-source-has-labels="both" svg:x="0.197cm" svg:y="0.122cm" svg:width="5.697cm" svg:height="5.868cm">
          <chartooo:coordinate-region svg:x="0.959cm" svg:y="0.122cm" svg:width="4.935cm" svg:height="4.765cm"/>
          <chart:axis chart:dimension="x" chart:name="primary-x" chart:style-name="ch4" chartooo:axis-type="text">
            <chart:categories table:cell-range-address="Sheet1.C19:Sheet1.C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9:Sheet1.D28" chart:label-cell-address="Sheet1.D17:Sheet1.D18" chart:class="chart:line">
            <chart:data-point chart:repeated="10"/>
          </chart:series>
          <chart:series chart:style-name="ch8" chart:values-cell-range-address="Sheet1.E19:Sheet1.E28" chart:label-cell-address="Sheet1.E17:Sheet1.E18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text:list>
                  <text:list-item>
                    <text:p/>
                  </text:list-item>
                  <text:list-item>
                    <text:p>fit</text:p>
                  </text:list-item>
                </text:list>
                <draw:g>
                  <svg:desc>Sheet1.D17:Sheet1.D18</svg:desc>
                </draw:g>
              </table:table-cell>
              <table:table-cell office:value-type="string">
                <text:p>Time(Seconds)</text:p>
                <text:list>
                  <text:list-item>
                    <text:p/>
                  </text:list-item>
                  <text:list-item>
                    <text:p>Time(Seconds)</text:p>
                  </text:list-item>
                </text:list>
                <draw:g>
                  <svg:desc>Sheet1.E17:Sheet1.E18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19:Sheet1.C28</svg:desc>
                </draw:g>
              </table:table-cell>
              <table:table-cell office:value-type="float" office:value="0.042">
                <text:p>0.042</text:p>
                <draw:g>
                  <svg:desc>Sheet1.D19:Sheet1.D28</svg:desc>
                </draw:g>
              </table:table-cell>
              <table:table-cell office:value-type="float" office:value="0.042">
                <text:p>0.042</text:p>
                <draw:g>
                  <svg:desc>Sheet1.E19:Sheet1.E2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448">
                <text:p>0.044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476">
                <text:p>0.047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504">
                <text:p>0.0504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532">
                <text:p>0.053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56">
                <text:p>0.056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0588">
                <text:p>0.0588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0616">
                <text:p>0.0616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644">
                <text:p>0.0644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672">
                <text:p>0.0672</text:p>
              </table:table-cell>
              <table:table-cell office:value-type="float" office:value="0.071">
                <text:p>0.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9.869cm" svg:height="6.112cm" xlink:href=".." xlink:type="simple" chart:class="chart:line" chart:style-name="ch1">
        <chart:legend chart:legend-position="end" svg:x="6.091cm" svg:y="2.508cm" style:legend-expansion="high" chart:style-name="ch2"/>
        <chart:plot-area chart:style-name="ch3" table:cell-range-address="Sheet1.C36:Sheet1.E47" chart:data-source-has-labels="both" svg:x="0.197cm" svg:y="0.122cm" svg:width="5.697cm" svg:height="5.868cm">
          <chartooo:coordinate-region svg:x="1.065cm" svg:y="0.122cm" svg:width="4.829cm" svg:height="5.386cm"/>
          <chart:axis chart:dimension="x" chart:name="primary-x" chart:style-name="ch4" chartooo:axis-type="text">
            <chart:categories table:cell-range-address="Sheet1.C38:Sheet1.C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8:Sheet1.D47" chart:label-cell-address="Sheet1.D36:Sheet1.D37" chart:class="chart:line">
            <chart:data-point chart:repeated="10"/>
          </chart:series>
          <chart:series chart:style-name="ch8" chart:values-cell-range-address="Sheet1.E38:Sheet1.E47" chart:label-cell-address="Sheet1.E36:Sheet1.E37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text:list>
                  <text:list-item>
                    <text:p/>
                  </text:list-item>
                  <text:list-item>
                    <text:p>fit</text:p>
                  </text:list-item>
                </text:list>
                <draw:g>
                  <svg:desc>Sheet1.D36:Sheet1.D37</svg:desc>
                </draw:g>
              </table:table-cell>
              <table:table-cell office:value-type="string">
                <text:p>Time(Seconds)</text:p>
                <text:list>
                  <text:list-item>
                    <text:p/>
                  </text:list-item>
                  <text:list-item>
                    <text:p>Time(Seconds)</text:p>
                  </text:list-item>
                </text:list>
                <draw:g>
                  <svg:desc>Sheet1.E36:Sheet1.E37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C38:Sheet1.C47</svg:desc>
                </draw:g>
              </table:table-cell>
              <table:table-cell office:value-type="float" office:value="-0.01067">
                <text:p>-0.01067</text:p>
                <draw:g>
                  <svg:desc>Sheet1.D38:Sheet1.D47</svg:desc>
                </draw:g>
              </table:table-cell>
              <table:table-cell office:value-type="float" office:value="0.039">
                <text:p>0.039</text:p>
                <draw:g>
                  <svg:desc>Sheet1.E38:Sheet1.E4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533">
                <text:p>0.0253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6133">
                <text:p>0.0613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733">
                <text:p>0.09733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3333">
                <text:p>0.1333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6933">
                <text:p>0.16933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20533">
                <text:p>0.2053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4133">
                <text:p>0.2413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27733">
                <text:p>0.27733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1333">
                <text:p>0.31333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9.869cm" svg:height="5.609cm" xlink:href=".." xlink:type="simple" chart:class="chart:line" chart:style-name="ch1">
        <chart:legend chart:legend-position="end" svg:x="6.858cm" svg:y="2.256cm" style:legend-expansion="high" chart:style-name="ch2"/>
        <chart:plot-area chart:style-name="ch3" table:cell-range-address="Sheet1.C52:Sheet1.E57" chart:data-source-has-labels="both" svg:x="0.197cm" svg:y="0.112cm" svg:width="6.464cm" svg:height="4.355cm">
          <chartooo:coordinate-region svg:x="1.515cm" svg:y="0.228cm" svg:width="4.867cm" svg:height="3.956cm"/>
          <chart:axis chart:dimension="x" chart:name="primary-x" chart:style-name="ch4" chartooo:axis-type="text">
            <chart:title svg:x="3.074cm" svg:y="4.58cm" chart:style-name="ch5">
              <text:p>N^1</text:p>
            </chart:title>
            <chart:categories table:cell-range-address="Sheet1.C53:Sheet1.C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53:Sheet1.D57" chart:label-cell-address="Sheet1.D52:Sheet1.D52" chart:class="chart:line">
            <chart:data-point chart:repeated="5"/>
          </chart:series>
          <chart:series chart:style-name="ch9" chart:values-cell-range-address="Sheet1.E53:Sheet1.E57" chart:label-cell-address="Sheet1.E52:Sheet1.E5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draw:g>
                  <svg:desc>Sheet1.D52:Sheet1.D52</svg:desc>
                </draw:g>
              </table:table-cell>
              <table:table-cell office:value-type="string">
                <text:p>Operations</text:p>
                <draw:g>
                  <svg:desc>Sheet1.E52:Sheet1.E5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53:Sheet1.C57</svg:desc>
                </draw:g>
              </table:table-cell>
              <table:table-cell office:value-type="float" office:value="-24150">
                <text:p>-24150</text:p>
                <draw:g>
                  <svg:desc>Sheet1.D53:Sheet1.D57</svg:desc>
                </draw:g>
              </table:table-cell>
              <table:table-cell office:value-type="float" office:value="25850">
                <text:p>25850</text:p>
                <draw:g>
                  <svg:desc>Sheet1.E53:Sheet1.E5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6700">
                <text:p>126700</text:p>
              </table:table-cell>
              <table:table-cell office:value-type="float" office:value="101700">
                <text:p>1017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77550">
                <text:p>277550</text:p>
              </table:table-cell>
              <table:table-cell office:value-type="float" office:value="227550">
                <text:p>2275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28400">
                <text:p>428400</text:p>
              </table:table-cell>
              <table:table-cell office:value-type="float" office:value="403400">
                <text:p>4034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79250">
                <text:p>579250</text:p>
              </table:table-cell>
              <table:table-cell office:value-type="float" office:value="629250">
                <text:p>629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9.869cm" svg:height="5.609cm" xlink:href=".." xlink:type="simple" chart:class="chart:line" chart:style-name="ch1">
        <chart:legend chart:legend-position="end" svg:x="6.858cm" svg:y="2.256cm" style:legend-expansion="high" chart:style-name="ch2"/>
        <chart:plot-area chart:style-name="ch3" table:cell-range-address="Sheet1.C71:Sheet1.E76" chart:data-source-has-labels="both" svg:x="0.197cm" svg:y="0.112cm" svg:width="6.464cm" svg:height="4.355cm">
          <chartooo:coordinate-region svg:x="1.039cm" svg:y="0.311cm" svg:width="5.342cm" svg:height="3.659cm"/>
          <chart:axis chart:dimension="x" chart:name="primary-x" chart:style-name="ch4" chartooo:axis-type="text">
            <chart:title svg:x="3.074cm" svg:y="4.58cm" chart:style-name="ch5">
              <text:p>N^1</text:p>
            </chart:title>
            <chart:categories table:cell-range-address="Sheet1.C72:Sheet1.C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72:Sheet1.D76" chart:label-cell-address="Sheet1.D71:Sheet1.D71" chart:class="chart:line">
            <chart:data-point chart:repeated="5"/>
          </chart:series>
          <chart:series chart:style-name="ch9" chart:values-cell-range-address="Sheet1.E72:Sheet1.E76" chart:label-cell-address="Sheet1.E71:Sheet1.E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draw:g>
                  <svg:desc>Sheet1.D71:Sheet1.D71</svg:desc>
                </draw:g>
              </table:table-cell>
              <table:table-cell office:value-type="string">
                <text:p>Operations</text:p>
                <draw:g>
                  <svg:desc>Sheet1.E71:Sheet1.E7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72:Sheet1.C76</svg:desc>
                </draw:g>
              </table:table-cell>
              <table:table-cell office:value-type="float" office:value="1328">
                <text:p>1328</text:p>
                <draw:g>
                  <svg:desc>Sheet1.D72:Sheet1.D76</svg:desc>
                </draw:g>
              </table:table-cell>
              <table:table-cell office:value-type="float" office:value="1070">
                <text:p>1070</text:p>
                <draw:g>
                  <svg:desc>Sheet1.E72:Sheet1.E7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42.5">
                <text:p>2242.5</text:p>
              </table:table-cell>
              <table:table-cell office:value-type="float" office:value="2115">
                <text:p>21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157">
                <text:p>3157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71.5">
                <text:p>4071.5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86">
                <text:p>4986</text:p>
              </table:table-cell>
              <table:table-cell office:value-type="float" office:value="4600">
                <text:p>46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9.869cm" svg:height="5.609cm" xlink:href=".." xlink:type="simple" chart:class="chart:line" chart:style-name="ch1">
        <chart:legend chart:legend-position="end" svg:x="6.858cm" svg:y="2.256cm" style:legend-expansion="high" chart:style-name="ch2"/>
        <chart:plot-area chart:style-name="ch3" table:cell-range-address="Sheet1.C83:Sheet1.E88" chart:data-source-has-labels="both" svg:x="0.197cm" svg:y="0.112cm" svg:width="6.464cm" svg:height="4.355cm">
          <chartooo:coordinate-region svg:x="1.886cm" svg:y="0.311cm" svg:width="4.495cm" svg:height="3.957cm"/>
          <chart:axis chart:dimension="x" chart:name="primary-x" chart:style-name="ch4" chartooo:axis-type="text">
            <chart:title svg:x="3.074cm" svg:y="4.58cm" chart:style-name="ch5">
              <text:p>N^1</text:p>
            </chart:title>
            <chart:categories table:cell-range-address="Sheet1.C84:Sheet1.C8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84:Sheet1.D88" chart:label-cell-address="Sheet1.D83:Sheet1.D83" chart:class="chart:line">
            <chart:data-point chart:repeated="5"/>
          </chart:series>
          <chart:series chart:style-name="ch9" chart:values-cell-range-address="Sheet1.E84:Sheet1.E88" chart:label-cell-address="Sheet1.E83:Sheet1.E8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t</text:p>
                <draw:g>
                  <svg:desc>Sheet1.D83:Sheet1.D83</svg:desc>
                </draw:g>
              </table:table-cell>
              <table:table-cell office:value-type="string">
                <text:p>Operations</text:p>
                <draw:g>
                  <svg:desc>Sheet1.E83:Sheet1.E83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C84:Sheet1.C88</svg:desc>
                </draw:g>
              </table:table-cell>
              <table:table-cell office:value-type="float" office:value="-7939600">
                <text:p>-7939600</text:p>
                <draw:g>
                  <svg:desc>Sheet1.D84:Sheet1.D88</svg:desc>
                </draw:g>
              </table:table-cell>
              <table:table-cell office:value-type="float" office:value="540350">
                <text:p>540350</text:p>
                <draw:g>
                  <svg:desc>Sheet1.E84:Sheet1.E8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500800">
                <text:p>7500800</text:p>
              </table:table-cell>
              <table:table-cell office:value-type="float" office:value="4160700">
                <text:p>416070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941200">
                <text:p>22941200</text:p>
              </table:table-cell>
              <table:table-cell office:value-type="float" office:value="13861050">
                <text:p>138610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8381600">
                <text:p>38381600</text:p>
              </table:table-cell>
              <table:table-cell office:value-type="float" office:value="32641400">
                <text:p>326414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3822000">
                <text:p>53822000</text:p>
              </table:table-cell>
              <table:table-cell office:value-type="float" office:value="63501750">
                <text:p>635017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